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5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48cm" svg:x="1.4cm" svg:y="0.816cm" presentation:class="title" presentation:user-transformed="true">
          <draw:text-box>
            <text:p><text:span text:style-name="T1">INF431</text:span><text:line-break/><text:span text:style-name="T2">Soutenance du projet d'informatique</text:span></text:p>
          </draw:text-box>
        </draw:frame>
        <draw:frame presentation:style-name="pr2" draw:layer="layout" svg:width="16.256cm" svg:height="6.516cm" svg:x="5.588cm" svg:y="6.604cm" presentation:class="subtitle" presentation:user-transformed="true">
          <draw:text-box>
            <text:p>Sujet n°7</text:p>
            <text:p><text:span text:style-name="T3">ÉCHANTILLONNAGE DE GRANDES DONNÉES ET APPLICATIONS :</text:span></text:p>
            <text:p><text:span text:style-name="T3">SHAKESPEARE, LE WEB ET LES RÉSEAUX</text:span></text:p>
          </draw:text-box>
        </draw:frame>
        <draw:frame draw:style-name="gr1" draw:text-style-name="P2" draw:layer="layout" svg:width="18.034cm" svg:height="4.027cm" svg:x="5.08cm" svg:y="16.018cm">
          <draw:text-box>
            <text:p text:style-name="P1"><text:span text:style-name="T4">Mai 2013</text:span></text:p>
            <text:p text:style-name="P1"><text:span text:style-name="T4"/></text:p>
            <text:p text:style-name="P1"><text:span text:style-name="T4">Michel BLANCARD</text:span></text:p>
            <text:p text:style-name="P1"><text:span text:style-name="T4">Chantal 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jeux du problèm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lcul exact trop coûteux</text:p>
              </text:list-item>
              <text:list-item>
                <text:p>Une seule passe</text:p>
              </text:list-item>
              <text:list-item>
                <text:p>Peu de mémoire auxiliaire</text:p>
              </text:list-item>
              <text:list-item>
                <text:p>Peu de perte de temps</text:p>
              </text:list-item>
              <text:list-item>
                <text:p>Erreur &lt;2%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 de hachage</text:p>
          </draw:text-box>
        </draw:frame>
        <draw:frame presentation:style-name="pr5" draw:layer="layout" svg:width="24.639cm" svg:height="12.178cm" svg:x="1.4cm" svg:y="6.872cm" presentation:class="outline" presentation:user-transformed="true">
          <draw:text-box>
            <text:list text:style-name="L3">
              <text:list-item>
                <text:p>Lookup3.c de Robert Jenkin</text:p>
              </text:list-item>
              <text:list-item>
                <text:p>Execution en 0.5µs</text:p>
              </text:list-item>
              <text:list-item>
                <text:p>Code natif pour</text:p>
                <text:list>
                  <text:list-item>
                    <text:p>Ne pas avoir à recoder</text:p>
                  </text:list-item>
                  <text:list-item>
                    <text:p>Plus de rapidité</text:p>
                  </text:list-item>
                </text:list>
              </text:list-item>
              <text:list-item>
                <text:p>Implémentation des tests : Hasht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tage approché</text:p>
          </draw:text-box>
        </draw:frame>
        <draw:frame presentation:style-name="pr5" draw:layer="layout" svg:width="25.27cm" svg:height="12.178cm" svg:x="1.4cm" svg:y="4.914cm" presentation:class="outline" presentation:user-transformed="true">
          <draw:text-box>
            <text:list text:style-name="L3">
              <text:list-item>
                <text:p>Choix du paramètre b</text:p>
              </text:list-item>
              <text:list-item>
                <text:p>Précision : entre 1% et 3%</text:p>
              </text:list-item>
              <text:list-item>
                <text:p>Rapidité : 1Mo/s (longueur moyenne d'un mot = <text:s/>6)</text:p>
              </text:list-item>
              <text:list-item>
                <text:p>Implémentation : StaticAnalysis</text:p>
                <text:list>
                  <text:list-item>
                    <text:p><text:span text:style-name="T5">export LD_LIBRARY_PATH=.</text:span></text:p>
                  </text:list-item>
                  <text:list-item>
                    <text:p><text:span text:style-name="T5">java StaticAnalysis ../Texts/Sakespeare/Comple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é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Existence de seuils pour la langue et même pour le style.</text:p>
              </text:list-item>
              <text:list-item>
                <text:p>Meilleurs résultats pour k=1</text:p>
              </text:list-item>
              <text:list-item>
                <text:p>Implémentation : Static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Ne garde en mémoire qu'un passé proche</text:p>
              </text:list-item>
            </text:list>
          </draw:text-box>
        </draw:frame>
        <draw:frame draw:style-name="gr3" xml:id="id1" draw:id="id1" draw:layer="layout" svg:width="25.4cm" svg:height="13.045cm" svg:x="1.778cm" svg:y="7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Baisse de la variété</text:p>
                  </text:list-item>
                </text:list>
              </text:list-header>
            </text:list>
          </draw:text-box>
        </draw:frame>
        <draw:frame draw:style-name="gr3" draw:layer="layout" svg:width="23.368cm" svg:height="11.43cm" svg:x="2.286cm" svg:y="7.8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01cm" svg:y="0.838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4" draw:layer="layout" svg:width="24.639cm" svg:height="12.179cm" svg:x="1.402cm" svg:y="4.91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Augmentation de la variété</text:p>
                  </text:list-item>
                </text:list>
              </text:list-header>
            </text:list>
          </draw:text-box>
        </draw:frame>
        <draw:frame draw:style-name="gr3" draw:layer="layout" svg:width="23.113cm" svg:height="12.191cm" svg:x="2.179cm" svg:y="8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nêtre glissant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mplémentation : Dynamical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hantillonnage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xml:id="id2" text:id="id2">Recherche des k plus petits éléments de l'extrait selon un ordre arbitraire : choix indépendant de la fréquence d'apparition</text:p>
              </text:list-item>
              <text:list-item>
                <text:p xml:id="id3" text:id="id3">Shakespeare / Romeo and Juliet</text:p>
                <text:list>
                  <text:list-item>
                    <text:p xml:id="id4" text:id="id4"><text:span text:style-name="T4">his noble fore foolish strange breaks properer lamentations logger loves</text:span></text:p>
                  </text:list-item>
                  <text:list-item>
                    <text:p xml:id="id5" text:id="id5"><text:span text:style-name="T4">Résultat n°1 sur google</text:span></text:p>
                  </text:list-item>
                </text:list>
              </text:list-item>
              <text:list-item>
                <text:p xml:id="id6" text:id="id6">Molière / L'Avare</text:p>
                <text:list>
                  <text:list-item>
                    <text:p xml:id="id7" text:id="id7"><text:span text:style-name="T6">figurez noble ambition renvoyer mutuellement estampes colonnes ou potages surpris</text:span></text:p>
                  </text:list-item>
                  <text:list-item>
                    <text:p xml:id="id8" text:id="id8"><text:span text:style-name="T4">Résultat n°10 sur google</text:span></text:p>
                  </text:list-item>
                </text:list>
              </text:list-item>
              <text:list-item>
                <text:p xml:id="id9" text:id="id9">Fravia</text:p>
                <text:list>
                  <text:list-item>
                    <text:p xml:id="id10" text:id="id10"><text:span text:style-name="T4">decoys his segment nops could value methods idiots strange directory</text:span></text:p>
                  </text:list-item>
                  <text:list-item>
                    <text:p xml:id="id11" text:id="id11"><text:span text:style-name="T4">Résultat n°2 sur google</text:span></text:p>
                  </text:list-item>
                </text:list>
              </text:list-item>
              <text:list-item>
                <text:p xml:id="id12" text:id="id12">Implémentation : Sam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arder en mémoire le nombre d'apparitions parmis l'échantillonnage</text:p>
              </text:list-item>
              <text:list-item>
                <text:p>Implémentation : Mi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eberg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server à jour une liste des éléments les plus présents</text:p>
              </text:list-item>
              <text:list-item>
                <text:p>Les vrais icebergs sont sûrs d'être conservés, il peut y avoir de faux positifs</text:p>
              </text:list-item>
              <text:list-item>
                <text:p>Implémentation : Iceber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ne bibliothèque élémentaire (~1200 lignes) qui donne déjà des résultats intéressants</text:p>
              </text:list-item>
              <text:list-item>
                <text:p>Des gains de complexité importants au prix d'un faible perte de qualité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</meta:initial-creator>
    <meta:creation-date>2013-06-18T17:52:19</meta:creation-date>
    <dc:date>2013-06-19T12:29:00</dc:date>
    <meta:editing-duration>PT16M42S</meta:editing-duration>
    <meta:editing-cycles>6</meta:editing-cycles>
    <meta:generator>LibreOffice/3.5$Linux_x86 LibreOffice_project/350m1$Build-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3.046cm" xlink:href="." xlink:type="simple" chart:class="chart:line" chart:style-name="ch1">
        <chart:title svg:x="11.889cm" svg:y="0.396cm" chart:style-name="ch2">
          <text:p>Témoin</text:p>
        </chart:title>
        <chart:legend svg:x="20.293cm" svg:y="4.391cm" style:legend-expansion="custom" chartooo:width="4.638cm" chartooo:height="2.94cm" style:legend-expansion-aspect-ratio="1.57755102040816" chart:style-name="ch3"/>
        <chart:plot-area chart:style-name="ch4" chart:data-source-has-labels="both" svg:x="1.798cm" svg:y="1.32cm" svg:width="17.743cm" svg:height="10.754cm">
          <chartooo:coordinate-region svg:x="2.79cm" svg:y="1.52cm" svg:width="16.751cm" svg:height="10.355cm"/>
          <chart:axis chart:dimension="x" chart:name="primary-x" chart:style-name="ch5" chartooo:axis-type="text">
            <chart:categories table:cell-range-address="local-table.$A$2:.$A$6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80" chart:label-cell-address="local-table.$B$1" chart:class="chart:line">
            <chart:data-point chart:repeated="6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9cm" svg:height="11.431cm" xlink:href="." xlink:type="simple" chart:class="chart:line" chart:style-name="ch1">
        <chart:title svg:x="8.373cm" svg:y="0.364cm" chart:style-name="ch2">
          <text:p>Insertions de passages répétitifs</text:p>
        </chart:title>
        <chart:legend svg:x="18.431cm" svg:y="5.335cm" style:legend-expansion="custom" chartooo:width="4.629cm" chartooo:height="1.9cm" style:legend-expansion-aspect-ratio="2.43631578947368" chart:style-name="ch3"/>
        <chart:plot-area chart:style-name="ch4" chart:data-source-has-labels="both" svg:x="1.574cm" svg:y="1.132cm" svg:width="17.045cm" svg:height="9.446cm">
          <chartooo:coordinate-region svg:x="2.566cm" svg:y="1.331cm" svg:width="16.053cm" svg:height="9.04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4cm" svg:height="12.192cm" xlink:href="." xlink:type="simple" chart:class="chart:line" chart:style-name="ch1">
        <chart:title svg:x="8.14cm" svg:y="0.379cm" chart:style-name="ch2">
          <text:p>Insertions de passages aléatoires</text:p>
        </chart:title>
        <chart:legend svg:x="18.994cm" svg:y="4.241cm" style:legend-expansion="custom" chartooo:width="3.982cm" chartooo:height="2.241cm" style:legend-expansion-aspect-ratio="1.77688531905399" chart:style-name="ch3"/>
        <chart:plot-area chart:style-name="ch4" chart:data-source-has-labels="both" svg:x="1.591cm" svg:y="1.225cm" svg:width="17.143cm" svg:height="9.916cm">
          <chartooo:coordinate-region svg:x="2.689cm" svg:y="1.424cm" svg:width="16.045cm" svg:height="9.51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